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76C000002D39706C8B49E3C1FE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Regular" style:font-pitch="fixed"/>
  </office:font-face-decls>
  <office:automatic-styles>
    <style:style style:name="dp1" style:family="drawing-page">
      <style:drawing-page-properties draw:fill="bitmap" draw:fill-image-name="musicca_5f_screenshot" style:repeat="stretch" draw:fill-image-ref-point-x="0%" draw:fill-image-ref-point-y="0%" draw:fill-image-ref-point="center"/>
    </style:style>
    <style:style style:name="gr1" style:family="graphic" style:parent-style-name="objectwithoutfill">
      <style:graphic-properties svg:stroke-width="0cm" svg:stroke-color="#ff0000" draw:marker-start="Arrowheads_20_2" draw:marker-start-width="0.21cm" draw:marker-end="Arrowheads_20_1" draw:marker-end-width="0.21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bf0041" loext:opacity="100%"/>
    </style:style>
    <style:style style:name="P3" style:family="paragraph">
      <loext:graphic-properties draw:fill="none" draw:fill-color="#ffffff"/>
      <style:text-properties fo:color="#bf0041" loext:opacity="100%" style:font-name="Ubuntu Mono" fo:font-size="12pt"/>
    </style:style>
    <style:style style:name="P4" style:family="paragraph">
      <style:text-properties fo:color="#bf0041" loext:opacity="100%" fo:font-size="9pt"/>
    </style:style>
    <style:style style:name="P5" style:family="paragraph">
      <loext:graphic-properties draw:fill="none" draw:fill-color="#ffffff"/>
      <style:text-properties fo:color="#bf0041" loext:opacity="100%" style:font-name="Ubuntu Mono" fo:font-size="9pt"/>
    </style:style>
    <style:style style:name="P6" style:family="paragraph">
      <style:text-properties fo:color="#bf0041" loext:opacity="100%" fo:font-size="12pt"/>
    </style:style>
    <style:style style:name="T1" style:family="text">
      <style:text-properties style:font-name="Ubuntu Mono" fo:font-size="12pt"/>
    </style:style>
    <style:style style:name="T2" style:family="text">
      <style:text-properties style:font-name="Ubuntu Mono"/>
    </style:style>
    <style:style style:name="T3" style:family="text">
      <style:text-properties fo:color="#bf0041" loext:opacity="100%" style:font-name="Ubuntu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2.5cm" svg:x2="33.75cm" svg:y2="2.5cm">
          <text:p/>
        </draw:line>
        <draw:frame draw:style-name="gr2" draw:text-style-name="P3" draw:layer="layout" svg:width="2.5cm" svg:height="1.097cm" svg:x="18.75cm" svg:y="1.903cm">
          <draw:text-box>
            <text:p text:style-name="P2"><text:span text:style-name="T1">1070px</text:span></text:p>
          </draw:text-box>
        </draw:frame>
        <draw:line draw:style-name="gr1" draw:text-style-name="P1" draw:layer="layout" svg:x1="4.75cm" svg:y1="1.75cm" svg:x2="10cm" svg:y2="1.75cm">
          <text:p/>
        </draw:line>
        <draw:line draw:style-name="gr1" draw:text-style-name="P1" draw:layer="layout" svg:x1="4.5cm" svg:y1="0.25cm" svg:x2="4.5cm" svg:y2="1.5cm">
          <text:p/>
        </draw:line>
        <draw:frame draw:style-name="gr2" draw:text-style-name="P3" draw:layer="layout" svg:width="1.5cm" svg:height="1.097cm" svg:x="3cm" svg:y="0.5cm">
          <draw:text-box>
            <text:p text:style-name="P2"><text:span text:style-name="T1">75px</text:span></text:p>
          </draw:text-box>
        </draw:frame>
        <draw:frame draw:style-name="gr2" draw:text-style-name="P3" draw:layer="layout" svg:width="2.5cm" svg:height="1.097cm" svg:x="6.5cm" svg:y="1.653cm">
          <draw:text-box>
            <text:p text:style-name="P2"><text:span text:style-name="T1">180px</text:span></text:p>
          </draw:text-box>
        </draw:frame>
        <draw:line draw:style-name="gr1" draw:text-style-name="P1" draw:layer="layout" svg:x1="5cm" svg:y1="8.25cm" svg:x2="11.75cm" svg:y2="8.25cm">
          <text:p/>
        </draw:line>
        <draw:line draw:style-name="gr1" draw:text-style-name="P1" draw:layer="layout" svg:x1="12.25cm" svg:y1="8.25cm" svg:x2="33.75cm" svg:y2="8.25cm">
          <text:p/>
        </draw:line>
        <draw:frame draw:style-name="gr2" draw:text-style-name="P3" draw:layer="layout" svg:width="2.5cm" svg:height="1.097cm" svg:x="7.25cm" svg:y="8.5cm">
          <draw:text-box>
            <text:p text:style-name="P2"><text:span text:style-name="T1">1/4</text:span></text:p>
          </draw:text-box>
        </draw:frame>
        <draw:frame draw:style-name="gr2" draw:text-style-name="P3" draw:layer="layout" svg:width="2.5cm" svg:height="1.097cm" svg:x="22.25cm" svg:y="8.403cm">
          <draw:text-box>
            <text:p text:style-name="P2"><text:span text:style-name="T1">3/4</text:span></text:p>
          </draw:text-box>
        </draw:frame>
        <draw:line draw:style-name="gr1" draw:text-style-name="P1" draw:layer="layout" svg:x1="4.5cm" svg:y1="2.25cm" svg:x2="4.5cm" svg:y2="2.75cm">
          <text:p/>
        </draw:line>
        <draw:frame draw:style-name="gr2" draw:text-style-name="P3" draw:layer="layout" svg:width="1.5cm" svg:height="1.097cm" svg:x="3cm" svg:y="2.153cm">
          <draw:text-box>
            <text:p text:style-name="P2"><text:span text:style-name="T1">20px</text:span></text:p>
          </draw:text-box>
        </draw:frame>
        <draw:line draw:style-name="gr1" draw:text-style-name="P1" draw:layer="layout" svg:x1="23.25cm" svg:y1="6.75cm" svg:x2="22.5cm" svg:y2="6.75cm">
          <text:p/>
        </draw:line>
        <draw:frame draw:style-name="gr3" draw:text-style-name="P3" draw:layer="layout" svg:width="1.5cm" svg:height="0.674cm" svg:x="22.25cm" svg:y="6cm">
          <draw:text-box>
            <text:p text:style-name="P2"><text:span text:style-name="T1">20px</text:span></text:p>
          </draw:text-box>
        </draw:frame>
        <draw:frame draw:style-name="gr4" draw:text-style-name="P3" draw:layer="layout" svg:width="1.5cm" svg:height="1cm" svg:x="12.25cm" svg:y="5.75cm">
          <draw:text-box>
            <text:p text:style-name="P2"><text:span text:style-name="T1">30px</text:span></text:p>
          </draw:text-box>
        </draw:frame>
        <draw:line draw:style-name="gr1" draw:text-style-name="P1" draw:layer="layout" svg:x1="12.936cm" svg:y1="6.75cm" svg:x2="12.186cm" svg:y2="6.75cm">
          <text:p/>
        </draw:line>
        <draw:line draw:style-name="gr1" draw:text-style-name="P1" draw:layer="layout" svg:x1="13.5cm" svg:y1="5.5cm" svg:x2="13.5cm" svg:y2="6.25cm">
          <text:p/>
        </draw:line>
        <draw:frame draw:style-name="gr5" draw:text-style-name="P5" draw:layer="layout" svg:width="7.25cm" svg:height="1.52cm" svg:x="17.75cm" svg:y="0.326cm">
          <draw:text-box>
            <text:p text:style-name="P4"><text:span text:style-name="T2">font-size : 14px</text:span></text:p>
            <text:p text:style-name="P4"><text:span text:style-name="T2">vertical padding : 10px</text:span></text:p>
            <text:p text:style-name="P4"><text:span text:style-name="T2">horizontal padding : 15px</text:span></text:p>
          </draw:text-box>
        </draw:frame>
        <draw:frame draw:style-name="gr5" draw:text-style-name="P5" draw:layer="layout" svg:width="7.25cm" svg:height="1.52cm" svg:x="6.25cm" svg:y="5.23cm">
          <draw:text-box>
            <text:p text:style-name="P4"><text:span text:style-name="T2">font-size : 18px</text:span></text:p>
            <text:p text:style-name="P4"><text:span text:style-name="T2">padding : 20px</text:span></text:p>
          </draw:text-box>
        </draw:frame>
        <draw:frame draw:style-name="gr6" draw:text-style-name="P5" draw:layer="layout" svg:width="7.25cm" svg:height="0.569cm" svg:x="15.75cm" svg:y="6.25cm">
          <draw:text-box>
            <text:p text:style-name="P4"><text:span text:style-name="T2">font-size : 20px</text:span></text:p>
          </draw:text-box>
        </draw:frame>
        <draw:frame draw:style-name="gr6" draw:text-style-name="P5" draw:layer="layout" svg:width="7.25cm" svg:height="0.569cm" svg:x="16.65cm" svg:y="7.051cm">
          <draw:text-box>
            <text:p text:style-name="P4"><text:span text:style-name="T2">font-size : 15px</text:span></text:p>
          </draw:text-box>
        </draw:frame>
        <draw:frame draw:style-name="gr6" draw:text-style-name="P5" draw:layer="layout" svg:width="7.25cm" svg:height="0.569cm" svg:x="19.75cm" svg:y="3.931cm">
          <draw:text-box>
            <text:p text:style-name="P4"><text:span text:style-name="T2">font-size : 36px</text:span></text:p>
          </draw:text-box>
        </draw:frame>
        <draw:frame draw:style-name="gr7" draw:text-style-name="P3" draw:layer="layout" svg:width="11.5cm" svg:height="3.75cm" svg:x="0.5cm" svg:y="10.25cm">
          <draw:text-box>
            <text:p text:style-name="P6"><text:span text:style-name="T2">Font weights used: 400 (normal) and 600 (semi bold)</text:span></text:p>
            <text:p text:style-name="P6"><text:span text:style-name="T2">Colors : </text:span></text:p>
            <text:p text:style-name="P6"><text:span text:style-name="T3">- Green : #72ac51</text:span><text:span text:style-name="T3"><text:line-break/></text:span><text:span text:style-name="T3">- Background gray : #ebebeb</text:span></text:p>
            <text:p text:style-name="P6"><text:span text:style-name="T3">- Default text darkgray : #1b1b1b</text:span></text:p>
            <text:p text:style-name="P6"><text:span text:style-name="T3">- Active link background gray : #eee</text:span></text:p>
            <text:p text:style-name="P6"><text:span text:style-name="T3">- Active link background darkgreen : #47752d</text:span></text:p>
            <text:p text:style-name="P6"><text:span text:style-name="T3">- Page title gray : #565656</text:span></text:p>
          </draw:text-box>
        </draw:frame>
        <draw:frame draw:style-name="gr5" draw:text-style-name="P5" draw:layer="layout" svg:width="7.25cm" svg:height="1.52cm" svg:x="12cm" svg:y="-0.02cm">
          <draw:text-box>
            <text:p text:style-name="P4"><text:span text:style-name="T2">Active link AND on hover : </text:span><text:span text:style-name="T2"><text:line-break/></text:span><text:span text:style-name="T2">gray background</text:span></text:p>
          </draw:text-box>
        </draw:frame>
        <draw:frame draw:style-name="gr5" draw:text-style-name="P5" draw:layer="layout" svg:width="7.25cm" svg:height="1.52cm" svg:x="27.5cm" svg:y="0cm">
          <draw:text-box>
            <text:p text:style-name="P4"><text:span text:style-name="T2">on hover : darkgreen backgrou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usicca_5f_screenshot" draw:display-name="musicca_screenshot" xlink:href="Pictures/100000010000076C000002D39706C8B49E3C1FE1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cm" fo:page-height="14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11T12:25:25.622984784</meta:creation-date>
    <dc:date>2022-09-11T12:49:03.645969501</dc:date>
    <meta:editing-duration>PT1M13S</meta:editing-duration>
    <meta:editing-cycles>1</meta:editing-cycles>
    <meta:generator>LibreOffice/7.3.5.2$Linux_X86_64 LibreOffice_project/30$Build-2</meta:generator>
    <meta:document-statistic meta:object-count="25"/>
  </office:meta>
</office:document-meta>
</file>